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0f8fed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<text:span text:style-name="T1">9</text:span></text:p>
      <text:p text:style-name="Standard">Тема: Составление программ со словарями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</text:p>
      <text:p text:style-name="Standard">Постановка задачи:</text:p>
      <text:p text:style-name="Standard">Дан словарь на 6 персон, найти и вывести наибольшее и наименьшее значение роста (в см.). (Пример, {"Андрей": 178, "Виктор": 150, "Максим": 200, …}, наибольшее 200, наименьшее 150)</text:p>
      <text:p text:style-name="Standard">Тип алгоритма: <text:s/><text:span text:style-name="T1">циклический</text:span>.</text:p>
      <text:p text:style-name="Standard">Текст программы:</text:p>
      <text:p text:style-name="P1"><text:span text:style-name="T2">#Дан словарь на 6 персон, найти и вывести наибольшее и наименьшее</text:span><text:line-break/><text:span text:style-name="T2">#значение роста (в см.). (Пример, {"Андрей": 178, "Виктор": 150, "Максим": 200, …},</text:span><text:line-break/><text:span text:style-name="T2">#наибольшее 200, наименьшее 150)</text:span><text:line-break/><text:line-break/><text:span text:style-name="T3">height = {</text:span><text:span text:style-name="T4">"Андрей"</text:span><text:span text:style-name="T3">: </text:span><text:span text:style-name="T5">178</text:span><text:span text:style-name="T6">, </text:span><text:span text:style-name="T4">"Виктор"</text:span><text:span text:style-name="T3">: </text:span><text:span text:style-name="T5">150</text:span><text:span text:style-name="T6">, </text:span><text:span text:style-name="T4">"Максим"</text:span><text:span text:style-name="T3">: </text:span><text:span text:style-name="T5">200</text:span><text:span text:style-name="T6">, </text:span><text:span text:style-name="T4">"Игорь"</text:span><text:span text:style-name="T3">: </text:span><text:span text:style-name="T5">161</text:span><text:span text:style-name="T6">, </text:span><text:span text:style-name="T4">"Олег"</text:span><text:span text:style-name="T3">: </text:span><text:span text:style-name="T5">204</text:span><text:span text:style-name="T6">, </text:span><text:span text:style-name="T4">"Николай"</text:span><text:span text:style-name="T3">: </text:span><text:span text:style-name="T5">186</text:span><text:span text:style-name="T3">}</text:span><text:line-break/><text:span text:style-name="T3">A = []</text:span><text:line-break/><text:span text:style-name="T6">for </text:span><text:span text:style-name="T3">i </text:span><text:span text:style-name="T6">in </text:span><text:span text:style-name="T3">height:</text:span><text:line-break/><text:span text:style-name="T3"> <text:s text:c="3"/>A.append(height[i])</text:span><text:line-break/><text:span text:style-name="T7">print</text:span><text:span text:style-name="T3">(</text:span><text:span text:style-name="T4">"Максимальный рост:"</text:span><text:span text:style-name="T6">, </text:span><text:span text:style-name="T7">max</text:span><text:span text:style-name="T3">(A)</text:span><text:span text:style-name="T6">, </text:span><text:span text:style-name="T4">"Минимальный рост:"</text:span><text:span text:style-name="T6">, </text:span><text:span text:style-name="T7">min</text:span><text:span text:style-name="T3">(A))</text:span></text:p>
      <text:p text:style-name="Standard"/>
      <text:p text:style-name="Standard"/>
      <text:p text:style-name="Standard">Вывод: в процессе выполнения практического занятия выработала навыки cоставление программ со <text:span text:style-name="T1">словарями</text:span> в IDE PyCharm Community. 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16T19:12:50.581109933</dc:date>
    <meta:editing-cycles>2</meta:editing-cycles>
    <meta:editing-duration>PT4M52S</meta:editing-duration>
    <meta:document-statistic meta:table-count="0" meta:image-count="0" meta:object-count="0" meta:page-count="1" meta:paragraph-count="10" meta:word-count="152" meta:character-count="1145" meta:non-whitespace-character-count="996"/>
    <meta:user-defined meta:name="Поле 1"/>
    <meta:user-defined meta:name="Поле 2"/>
    <meta:user-defined meta:name="Поле 3"/>
    <meta:user-defined meta:name="Поле 4"/>
  </office:meta>
</office:document-meta>
</file>